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9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23.51mm"/>
    </style:style>
    <style:style style:name="co6" style:family="table-column">
      <style:table-column-properties fo:break-before="auto" style:column-width="11.54mm"/>
    </style:style>
    <style:style style:name="co7" style:family="table-column">
      <style:table-column-properties fo:break-before="auto" style:column-width="35.28mm"/>
    </style:style>
    <style:style style:name="co8" style:family="table-column">
      <style:table-column-properties fo:break-before="auto" style:column-width="26.35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7.4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ESPEC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FFOR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float" office:value="151.25" calcext:value-type="float">
            <text:p>151,2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float" office:value="184.25" calcext:value-type="float">
            <text:p>184,2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float" office:value="115.5" calcext:value-type="float">
            <text:p>115,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er Juin 2019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63.45" calcext:value-type="float">
            <text:p>63,4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133.95" calcext:value-type="float">
            <text:p>133,9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er Juin 2019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77.55" calcext:value-type="float">
            <text:p>77,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er Juin 2019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187.2" calcext:value-type="float">
            <text:p>187,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er Juin 2019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249.6" calcext:value-type="float">
            <text:p>249,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er Juin 2019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ARV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ARV</text:p>
          </table:table-cell>
          <table:table-cell office:value-type="float" office:value="211.28" calcext:value-type="float">
            <text:p>211,2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ARV</text:p>
          </table:table-cell>
          <table:table-cell office:value-type="float" office:value="113.98" calcext:value-type="float">
            <text:p>113,9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ARV</text:p>
          </table:table-cell>
          <table:table-cell office:value-type="float" office:value="202.94" calcext:value-type="float">
            <text:p>202,9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ARV</text:p>
          </table:table-cell>
          <table:table-cell office:value-type="float" office:value="119.54" calcext:value-type="float">
            <text:p>119,5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AARV</text:p>
          </table:table-cell>
          <table:table-cell office:value-type="float" office:value="166.8" calcext:value-type="float">
            <text:p>166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AARV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AARV</text:p>
          </table:table-cell>
          <table:table-cell office:value-type="float" office:value="91.74" calcext:value-type="float">
            <text:p>91,7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JF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145.7" calcext:value-type="float">
            <text:p>145,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5" calcext:value-type="date">
            <text:p>2019-06-05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AR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AR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5" calcext:value-type="date">
            <text:p>2019-06-05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ARV</text:p>
          </table:table-cell>
          <table:table-cell office:value-type="float" office:value="201.6" calcext:value-type="float">
            <text:p>201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5" calcext:value-type="date">
            <text:p>2019-06-05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ARV</text:p>
          </table:table-cell>
          <table:table-cell office:value-type="float" office:value="179.2" calcext:value-type="float">
            <text:p>179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ARV</text:p>
          </table:table-cell>
          <table:table-cell office:value-type="float" office:value="246.4" calcext:value-type="float">
            <text:p>246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ARV</text:p>
          </table:table-cell>
          <table:table-cell office:value-type="float" office:value="77.22" calcext:value-type="float">
            <text:p>77,2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5" calcext:value-type="date">
            <text:p>2019-06-05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ARV</text:p>
          </table:table-cell>
          <table:table-cell office:value-type="float" office:value="125.84" calcext:value-type="float">
            <text:p>125,8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5" calcext:value-type="date">
            <text:p>2019-06-05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ARV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AR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5" calcext:value-type="date">
            <text:p>2019-06-05 00:00:0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AR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AARV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AARV</text:p>
          </table:table-cell>
          <table:table-cell office:value-type="float" office:value="189.72" calcext:value-type="float">
            <text:p>189,7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60.6" calcext:value-type="float">
            <text:p>60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142.41" calcext:value-type="float">
            <text:p>142,4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189.72" calcext:value-type="float">
            <text:p>189,7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146.88" calcext:value-type="float">
            <text:p>146,8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LAARV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LAARV</text:p>
          </table:table-cell>
          <table:table-cell office:value-type="float" office:value="181.8" calcext:value-type="float">
            <text:p>181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LAARV</text:p>
          </table:table-cell>
          <table:table-cell office:value-type="float" office:value="61.2" calcext:value-type="float">
            <text:p>61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ARV</text:p>
          </table:table-cell>
          <table:table-cell office:value-type="float" office:value="232.56" calcext:value-type="float">
            <text:p>232,5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72.72" calcext:value-type="float">
            <text:p>72,7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78.78" calcext:value-type="float">
            <text:p>78,7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181.8" calcext:value-type="float">
            <text:p>181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100.98" calcext:value-type="float">
            <text:p>100,9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58.14" calcext:value-type="float">
            <text:p>58,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174.42" calcext:value-type="float">
            <text:p>174,4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LAARV</text:p>
          </table:table-cell>
          <table:table-cell office:value-type="float" office:value="48.48" calcext:value-type="float">
            <text:p>48,4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3" calcext:value-type="date">
            <text:p>2019-04-2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LAARV</text:p>
          </table:table-cell>
          <table:table-cell office:value-type="float" office:value="45.9" calcext:value-type="float">
            <text:p>45,9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AARV</text:p>
          </table:table-cell>
          <table:table-cell office:value-type="float" office:value="144.56" calcext:value-type="float">
            <text:p>144,5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5" calcext:value-type="date">
            <text:p>2019-04-0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AARV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155.68" calcext:value-type="float">
            <text:p>155,6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5" calcext:value-type="date">
            <text:p>2019-04-0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50.4" calcext:value-type="float">
            <text:p>50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72.8" calcext:value-type="float">
            <text:p>72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167.272727272727" calcext:value-type="float">
            <text:p>167,27272727272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118.181818181818" calcext:value-type="float">
            <text:p>118,18181818181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156.363636363636" calcext:value-type="float">
            <text:p>156,36363636363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96.3636363636364" calcext:value-type="float">
            <text:p>96,363636363636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74.5454545454546" calcext:value-type="float">
            <text:p>74,545454545454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LAARV</text:p>
          </table:table-cell>
          <table:table-cell office:value-type="float" office:value="116.1" calcext:value-type="float">
            <text:p>116,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LAARV</text:p>
          </table:table-cell>
          <table:table-cell office:value-type="float" office:value="123.84" calcext:value-type="float">
            <text:p>123,8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LAARV</text:p>
          </table:table-cell>
          <table:table-cell office:value-type="float" office:value="148.4" calcext:value-type="float">
            <text:p>148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AARV</text:p>
          </table:table-cell>
          <table:table-cell office:value-type="float" office:value="97.3" calcext:value-type="float">
            <text:p>97,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5" calcext:value-type="date">
            <text:p>2019-04-0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AAR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36.22" calcext:value-type="float">
            <text:p>136,2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5" calcext:value-type="date">
            <text:p>2019-04-0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44.56" calcext:value-type="float">
            <text:p>144,5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5" calcext:value-type="date">
            <text:p>2019-04-0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06.4" calcext:value-type="float">
            <text:p>106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4" calcext:value-type="date">
            <text:p>2019-05-24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LAARV</text:p>
          </table:table-cell>
          <table:table-cell office:value-type="float" office:value="55.4" calcext:value-type="float">
            <text:p>55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LAARV</text:p>
          </table:table-cell>
          <table:table-cell office:value-type="float" office:value="180.05" calcext:value-type="float">
            <text:p>180,0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LAARV</text:p>
          </table:table-cell>
          <table:table-cell office:value-type="float" office:value="188.36" calcext:value-type="float">
            <text:p>188,3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127.42" calcext:value-type="float">
            <text:p>127,4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80.33" calcext:value-type="float">
            <text:p>80,3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74.79" calcext:value-type="float">
            <text:p>74,79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155.12" calcext:value-type="float">
            <text:p>155,1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24.65" calcext:value-type="float">
            <text:p>124,6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66.2" calcext:value-type="float">
            <text:p>166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10.8" calcext:value-type="float">
            <text:p>110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AARV</text:p>
          </table:table-cell>
          <table:table-cell office:value-type="float" office:value="132.428571428571" calcext:value-type="float">
            <text:p>132,42857142857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AARV</text:p>
          </table:table-cell>
          <table:table-cell office:value-type="float" office:value="217.035714285714" calcext:value-type="float">
            <text:p>217,0357142857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AARV</text:p>
          </table:table-cell>
          <table:table-cell office:value-type="float" office:value="167.375" calcext:value-type="float">
            <text:p>167,3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LAARV</text:p>
          </table:table-cell>
          <table:table-cell office:value-type="float" office:value="82.88" calcext:value-type="float">
            <text:p>82,8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44.04" calcext:value-type="float">
            <text:p>144,0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96.67" calcext:value-type="float">
            <text:p>196,6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63.43" calcext:value-type="float">
            <text:p>163,4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08.03" calcext:value-type="float">
            <text:p>108,0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44.04" calcext:value-type="float">
            <text:p>144,0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66.2" calcext:value-type="float">
            <text:p>166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94.18" calcext:value-type="float">
            <text:p>94,1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41.55" calcext:value-type="float">
            <text:p>41,5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19.11" calcext:value-type="float">
            <text:p>119,1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66.2" calcext:value-type="float">
            <text:p>166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13.57" calcext:value-type="float">
            <text:p>113,5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49.86" calcext:value-type="float">
            <text:p>49,8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13.57" calcext:value-type="float">
            <text:p>113,5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82.82" calcext:value-type="float">
            <text:p>182,8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68.97" calcext:value-type="float">
            <text:p>168,9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LAARV</text:p>
          </table:table-cell>
          <table:table-cell office:value-type="float" office:value="169.4" calcext:value-type="float">
            <text:p>169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LAARV</text:p>
          </table:table-cell>
          <table:table-cell office:value-type="float" office:value="104.72" calcext:value-type="float">
            <text:p>104,7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ARV</text:p>
          </table:table-cell>
          <table:table-cell office:value-type="float" office:value="120.491228070175" calcext:value-type="float">
            <text:p>120,4912280701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ARV</text:p>
          </table:table-cell>
          <table:table-cell office:value-type="float" office:value="156.910714285714" calcext:value-type="float">
            <text:p>156,9107142857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ARV</text:p>
          </table:table-cell>
          <table:table-cell office:value-type="float" office:value="70.3392857142857" calcext:value-type="float">
            <text:p>70,339285714285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75.726" calcext:value-type="float">
            <text:p>75,72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06.377" calcext:value-type="float">
            <text:p>106,37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20.801" calcext:value-type="float">
            <text:p>120,80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83.906" calcext:value-type="float">
            <text:p>183,90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39.6785714285714" calcext:value-type="float">
            <text:p>39,67857142857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95.5892857142857" calcext:value-type="float">
            <text:p>95,589285714285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243.75" calcext:value-type="float">
            <text:p>243,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243.75" calcext:value-type="float">
            <text:p>243,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88.181818181818" calcext:value-type="float">
            <text:p>188,18181818181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58.909090909091" calcext:value-type="float">
            <text:p>158,90909090909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29.636363636364" calcext:value-type="float">
            <text:p>129,63636363636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54.428571428571" calcext:value-type="float">
            <text:p>154,42857142857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47.857142857143" calcext:value-type="float">
            <text:p>147,85714285714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191.071428571429" calcext:value-type="float">
            <text:p>191,071428571429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87.719298245614" calcext:value-type="float">
            <text:p>87,7192982456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114.035087719298" calcext:value-type="float">
            <text:p>114,03508771929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94.7368421052632" calcext:value-type="float">
            <text:p>94,736842105263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236.34" calcext:value-type="float">
            <text:p>236,3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97.92" calcext:value-type="float">
            <text:p>97,9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168.3" calcext:value-type="float">
            <text:p>168,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72.72" calcext:value-type="float">
            <text:p>72,7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159.12" calcext:value-type="float">
            <text:p>159,1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107.1" calcext:value-type="float">
            <text:p>107,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AARV</text:p>
          </table:table-cell>
          <table:table-cell office:value-type="float" office:value="163.62" calcext:value-type="float">
            <text:p>163,6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AARV</text:p>
          </table:table-cell>
          <table:table-cell office:value-type="float" office:value="122.4" calcext:value-type="float">
            <text:p>122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AARV</text:p>
          </table:table-cell>
          <table:table-cell office:value-type="float" office:value="149.94" calcext:value-type="float">
            <text:p>149,9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AARV</text:p>
          </table:table-cell>
          <table:table-cell office:value-type="float" office:value="85.68" calcext:value-type="float">
            <text:p>85,6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45.45" calcext:value-type="float">
            <text:p>45,4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299.97" calcext:value-type="float">
            <text:p>299,9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110.16" calcext:value-type="float">
            <text:p>110,1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168.3" calcext:value-type="float">
            <text:p>168,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21.2" calcext:value-type="float">
            <text:p>121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15.14" calcext:value-type="float">
            <text:p>115,1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45.44" calcext:value-type="float">
            <text:p>145,4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86.66" calcext:value-type="float">
            <text:p>186,6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73.44" calcext:value-type="float">
            <text:p>73,4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121.2" calcext:value-type="float">
            <text:p>121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184.83" calcext:value-type="float">
            <text:p>184,8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122.4" calcext:value-type="float">
            <text:p>122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AAR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AARV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AAR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8" calcext:value-type="date">
            <text:p>2019-05-18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105.75" calcext:value-type="float">
            <text:p>105,7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75.9" calcext:value-type="float">
            <text:p>75,9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135.7" calcext:value-type="float">
            <text:p>135,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87.248" calcext:value-type="float">
            <text:p>87,24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9" calcext:value-type="date">
            <text:p>2019-04-09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74.48" calcext:value-type="float">
            <text:p>74,4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9" calcext:value-type="date">
            <text:p>2019-04-09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138.32" calcext:value-type="float">
            <text:p>138,3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2" calcext:value-type="date">
            <text:p>2019-05-2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89.376" calcext:value-type="float">
            <text:p>89,37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2" calcext:value-type="date">
            <text:p>2019-05-2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27.765" calcext:value-type="float">
            <text:p>27,76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53.679" calcext:value-type="float">
            <text:p>53,679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64.785" calcext:value-type="float">
            <text:p>64,78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98.156" calcext:value-type="float">
            <text:p>98,15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100.008" calcext:value-type="float">
            <text:p>100,00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90.748" calcext:value-type="float">
            <text:p>90,74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70.376" calcext:value-type="float">
            <text:p>70,37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LAARV</text:p>
          </table:table-cell>
          <table:table-cell office:value-type="float" office:value="105.507" calcext:value-type="float">
            <text:p>105,50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2" calcext:value-type="date">
            <text:p>2019-05-12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2" calcext:value-type="date">
            <text:p>2019-05-12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AARV</text:p>
          </table:table-cell>
          <table:table-cell office:value-type="float" office:value="116.28" calcext:value-type="float">
            <text:p>116,2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AARV</text:p>
          </table:table-cell>
          <table:table-cell office:value-type="float" office:value="73.92" calcext:value-type="float">
            <text:p>73,9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AARV</text:p>
          </table:table-cell>
          <table:table-cell office:value-type="float" office:value="107.8" calcext:value-type="float">
            <text:p>107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LAARV</text:p>
          </table:table-cell>
          <table:table-cell office:value-type="float" office:value="84.56" calcext:value-type="float">
            <text:p>84,5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LAARV</text:p>
          </table:table-cell>
          <table:table-cell office:value-type="float" office:value="123.82" calcext:value-type="float">
            <text:p>123,8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61.083" calcext:value-type="float">
            <text:p>61,08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9" calcext:value-type="date">
            <text:p>2019-04-09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74.04" calcext:value-type="float">
            <text:p>74,0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9" calcext:value-type="date">
            <text:p>2019-04-09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51.8" calcext:value-type="float">
            <text:p>51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2" calcext:value-type="date">
            <text:p>2019-05-2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2" calcext:value-type="date">
            <text:p>2019-05-2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118.4" calcext:value-type="float">
            <text:p>118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2" calcext:value-type="date">
            <text:p>2019-05-22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LAARV</text:p>
          </table:table-cell>
          <table:table-cell office:value-type="float" office:value="125.46" calcext:value-type="float">
            <text:p>125,4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LAARV</text:p>
          </table:table-cell>
          <table:table-cell office:value-type="float" office:value="123.2" calcext:value-type="float">
            <text:p>123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61.2" calcext:value-type="float">
            <text:p>61,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40.76" calcext:value-type="float">
            <text:p>140,7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37.7" calcext:value-type="float">
            <text:p>137,7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226.44" calcext:value-type="float">
            <text:p>226,4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38.6" calcext:value-type="float">
            <text:p>138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60.16" calcext:value-type="float">
            <text:p>160,1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52.02" calcext:value-type="float">
            <text:p>52,0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195.84" calcext:value-type="float">
            <text:p>195,8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10" calcext:value-type="date">
            <text:p>2019-05-10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138.6" calcext:value-type="float">
            <text:p>138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169.4" calcext:value-type="float">
            <text:p>169,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83.16" calcext:value-type="float">
            <text:p>83,1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LAARV</text:p>
          </table:table-cell>
          <table:table-cell office:value-type="float" office:value="96.252" calcext:value-type="float">
            <text:p>96,25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9" calcext:value-type="date">
            <text:p>2019-04-09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AAR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09" calcext:value-type="date">
            <text:p>2019-04-09 00:00:00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AARV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AARV</text:p>
          </table:table-cell>
          <table:table-cell office:value-type="float" office:value="83.9344262295082" calcext:value-type="float">
            <text:p>83,934426229508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AARV</text:p>
          </table:table-cell>
          <table:table-cell office:value-type="float" office:value="117.508196721312" calcext:value-type="float">
            <text:p>117,508196721312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LAARV</text:p>
          </table:table-cell>
          <table:table-cell office:value-type="float" office:value="104.918032786885" calcext:value-type="float">
            <text:p>104,918032786885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17" calcext:value-type="date">
            <text:p>2019-04-17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LAARV</text:p>
          </table:table-cell>
          <table:table-cell office:value-type="float" office:value="100.72131147541" calcext:value-type="float">
            <text:p>100,72131147541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LAARV</text:p>
          </table:table-cell>
          <table:table-cell office:value-type="float" office:value="193.122807017544" calcext:value-type="float">
            <text:p>193,122807017544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LAARV</text:p>
          </table:table-cell>
          <table:table-cell office:value-type="float" office:value="85.3333333333333" calcext:value-type="float">
            <text:p>85,3333333333333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LAARV</text:p>
          </table:table-cell>
          <table:table-cell office:value-type="float" office:value="130.245614035088" calcext:value-type="float">
            <text:p>130,245614035088</text:p>
          </table:table-cell>
          <table:table-cell office:value-type="string" calcext:value-type="string">
            <text:p>OUI</text:p>
          </table:table-cell>
          <table:table-cell table:style-name="ce2" office:value-type="date" office:date-value="2019-05-23" calcext:value-type="date">
            <text:p>2019-05-23 00:00:00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dc:creator>Jean-Philippe Meuret</dc:creator>
    <meta:creation-date>2019-07-06T18:39:40</meta:creation-date>
    <dc:date>2019-07-06T16:43:45</dc:date>
    <meta:generator>LibreOffice/6.3.2.2$Windows_x86 LibreOffice_project/98b30e735bda24bc04ab42594c85f7fd8be07b9c</meta:generator>
    <meta:document-statistic meta:table-count="1" meta:cell-count="25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